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ANTAMARIA MOZOMBITE, CORIT HEL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ANTAMARIA MOZOMBITE, CORIT HEL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EMPRESA DE TRANSPORTES UCHIZA S.A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40:2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